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466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5_1YR_C17001D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Income in the past 12 months below poverty level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Income in the past 12 months below poverty level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Income in the past 12 months below poverty level: - Male: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Income in the past 12 months below poverty level: - Male: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Income in the past 12 months below poverty level: - Male: - Under 18 years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Income in the past 12 months below poverty level: - Male: - Under 18 years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Income in the past 12 months below poverty level: - Male: - 18 to 64 years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Income in the past 12 months below poverty level: - Male: - 18 to 64 years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Income in the past 12 months below poverty level: - Male: - 65 years and over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Income in the past 12 months below poverty level: - Male: - 65 years and over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Income in the past 12 months below poverty level: - Female: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Income in the past 12 months below poverty level: - Female: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Income in the past 12 months below poverty level: - Female: - Under 18 years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Income in the past 12 months below poverty level: - Female: - Under 18 years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Income in the past 12 months below poverty level: - Female: - 18 to 64 years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Income in the past 12 months below poverty level: - Female: - 18 to 64 years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Income in the past 12 months below poverty level: - Female: - 65 years and over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Income in the past 12 months below poverty level: - Female: - 65 years and over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Income in the past 12 months at or above poverty level: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Income in the past 12 months at or above poverty level: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Income in the past 12 months at or above poverty level: - Male: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Income in the past 12 months at or above poverty level: - Male: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Income in the past 12 months at or above poverty level: - Male: - Under 18 years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Income in the past 12 months at or above poverty level: - Male: - Under 18 years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Income in the past 12 months at or above poverty level: - Male: - 18 to 64 years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Income in the past 12 months at or above poverty level: - Male: - 18 to 64 years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Income in the past 12 months at or above poverty level: - Male: - 65 years and over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Income in the past 12 months at or above poverty level: - Male: - 65 years and over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Income in the past 12 months at or above poverty level: - Female: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Income in the past 12 months at or above poverty level: - Female: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Income in the past 12 months at or above poverty level: - Female: - Under 18 years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Income in the past 12 months at or above poverty level: - Female: - Under 18 years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Income in the past 12 months at or above poverty level: - Female: - 18 to 64 years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Income in the past 12 months at or above poverty level: - Female: - 18 to 64 years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Income in the past 12 months at or above poverty level: - Female: - 65 years and over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Income in the past 12 months at or above poverty level: - Female: - 65 years and o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2" meta:object-count="0"/>
    <meta:generator>LibreOffice/6.0.7.3$Linux_X86_64 LibreOffice_project/00m0$Build-3</meta:generator>
  </office:meta>
</office:document-meta>
</file>